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199777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Transport New Heavy" officeooo:rsid="001e1989" officeooo:paragraph-rsid="001e1989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1ee4f2"/>
    </style:style>
    <style:style style:name="P6" style:family="paragraph" style:parent-style-name="Standard">
      <style:text-properties style:font-name="Transport New Light" fo:font-size="9pt" fo:font-weight="normal" officeooo:rsid="001ee4f2" officeooo:paragraph-rsid="001ee4f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ee4f2" style:font-size-asian="9pt" style:font-size-complex="9pt"/>
    </style:style>
    <style:style style:name="P8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11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26dad9" style:font-size-asian="9pt" style:font-size-complex="9pt"/>
    </style:style>
    <style:style style:name="P13" style:family="paragraph" style:parent-style-name="Standard">
      <style:text-properties style:font-name="Transport New Light" fo:font-size="9pt" officeooo:rsid="00199777" officeooo:paragraph-rsid="0026dad9" style:font-size-asian="9pt" style:font-size-complex="9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1989" style:font-size-asian="9pt" style:font-size-complex="9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9e2a" style:font-size-asian="9pt" style:font-size-complex="9pt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f8263" style:font-size-asian="9pt" style:font-size-complex="9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26dad9" officeooo:paragraph-rsid="0026dad9" style:font-size-asian="9pt" style:font-size-complex="9pt"/>
    </style:style>
    <style:style style:name="P21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bold" officeooo:rsid="001ee4f2" officeooo:paragraph-rsid="001f8263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24" style:family="paragraph" style:parent-style-name="Standard" style:list-style-name="L2">
      <style:text-properties officeooo:paragraph-rsid="001ee4f2"/>
    </style:style>
    <style:style style:name="P25" style:family="paragraph" style:parent-style-name="Standard">
      <style:text-properties style:font-name="Transport New Heavy" fo:font-size="18pt" officeooo:rsid="001c5c4e" officeooo:paragraph-rsid="0026dad9" style:font-size-asian="15.75pt" style:font-size-complex="18pt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26dad9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 fo:font-weight="bold" style:font-weight-asian="bold" style:font-weight-complex="bold"/>
    </style:style>
    <style:style style:name="T4" style:family="text">
      <style:text-properties style:font-name="Transport New Light" fo:font-weight="bold" officeooo:rsid="001f8263" style:font-weight-asian="bold" style:font-weight-complex="bold"/>
    </style:style>
    <style:style style:name="T5" style:family="text">
      <style:text-properties style:font-name="Transport New Light" fo:font-weight="normal" officeooo:rsid="001f8263" style:font-weight-asian="normal" style:font-weight-complex="normal"/>
    </style:style>
    <style:style style:name="T6" style:family="text">
      <style:text-properties style:font-name="Transport New Light" officeooo:rsid="001f8263"/>
    </style:style>
    <style:style style:name="T7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8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9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0" style:family="text">
      <style:text-properties officeooo:rsid="001e9e2a"/>
    </style:style>
    <style:style style:name="T11" style:family="text">
      <style:text-properties officeooo:rsid="001ee4f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0dadf"/>
    </style:style>
    <style:style style:name="T14" style:family="text">
      <style:text-properties officeooo:rsid="002168de"/>
    </style:style>
    <style:style style:name="T15" style:family="text">
      <style:text-properties officeooo:rsid="00229378"/>
    </style:style>
    <style:style style:name="T16" style:family="text">
      <style:text-properties officeooo:rsid="0026dad9"/>
    </style:style>
    <style:style style:name="T17" style:family="text">
      <style:text-properties fo:font-style="normal" officeooo:rsid="0026dad9" style:font-style-asian="normal" style:font-style-complex="normal"/>
    </style:style>
    <style:style style:name="T18" style:family="text">
      <style:text-properties fo:font-style="normal" officeooo:rsid="001adfaf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<text:span text:style-name="T16">ike</text:span>’s Got LED Controller Board</text:p>
      <text:p text:style-name="P23">mcqn.com/ibal2<text:span text:style-name="T16">34</text:span>/</text:p>
      <text:p text:style-name="P25"/>
      <text:p text:style-name="P26"><text:span text:style-name="T16">S</text:span>etting <text:span text:style-name="T16">Up</text:span></text:p>
      <text:p text:style-name="P13"/>
      <text:list xml:id="list3089034818" text:style-name="L1">
        <text:list-item>
          <text:p text:style-name="P12"><text:span text:style-name="T16">Measure the length of lights you need for your frame.</text:span><text:span text:style-name="T17"> If you need to shorten your strip cut along the white lines that are along the copper pads.</text:span><text:span text:style-name="T18"> </text:span></text:p>
        </text:list-item>
        <text:list-item>
          <text:p text:style-name="P20">Glue the weather proofing end cap to the strip.</text:p>
        </text:list-item>
        <text:list-item>
          <text:p text:style-name="P20">Using cable ties fix the lights to your frame, making sure the green plug reaches to where you are mounting the My Baby’s got LED board to your bike.</text:p>
        </text:list-item>
      </text:list>
      <text:p text:style-name="P13"/>
      <text:p text:style-name="P2">Getting Started</text:p>
      <text:list xml:id="list103527837596484" text:continue-numbering="true" text:style-name="L1">
        <text:list-header>
          <text:p text:style-name="P8"/>
        </text:list-header>
        <text:list-item>
          <text:p text:style-name="P9">Connect your lights <text:span text:style-name="T1">to the My B</text:span><text:span text:style-name="T16">ike</text:span><text:span text:style-name="T1">’s Got LED controller</text:span> with the<text:span text:style-name="T1"> green terminal block. </text:span></text:p>
        </text:list-item>
        <text:list-item>
          <text:p text:style-name="P10">Plug your <text:span text:style-name="T16">Battery pack</text:span> <text:span text:style-name="T1">into the white </text:span><text:span text:style-name="T16">JST</text:span><text:span text:style-name="T1"> connector on the side of </text:span><text:span text:style-name="T16">the</text:span><text:span text:style-name="T1"> My B</text:span><text:span text:style-name="T16">ike</text:span><text:span text:style-name="T1">’s Got LED controller board.</text:span></text:p>
        </text:list-item>
        <text:list-item>
          <text:p text:style-name="P14"><text:span text:style-name="T16">Turn on the board with the On/Off switch</text:span>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14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15">You’ll be redirected to the WLED welcome page, from there you can control the lights directly</text:p>
          <text:p text:style-name="P15"/>
        </text:list-item>
      </text:list>
      <text:p text:style-name="P4">Connecting the Controller to Your Network</text:p>
      <text:list xml:id="list103527148055540" text:continue-numbering="true" text:style-name="L1">
        <text:list-header>
          <text:p text:style-name="P11"/>
        </text:list-header>
        <text:list-item text:start-value="1">
          <text:p text:style-name="P17">Run through the steps in “Getting Started” above.</text:p>
        </text:list-item>
        <text:list-item>
          <text:p text:style-name="P18">When you get to the WLED welcome page, choose the “WiFi Settings” option.</text:p>
        </text:list-item>
        <text:list-item>
          <text:p text:style-name="P15"><text:span text:style-name="T10">Enter</text:span> the details of your WiFi so that it can connect to your network (then you’ll be able to control it from any computer/phone on your network) <text:span text:style-name="T10">but DO NOT click on save just yet!</text:span></text:p>
        </text:list-item>
        <text:list-item>
          <text:p text:style-name="P15"><text:span text:style-name="T10">Find the mDNS setting. <text:s/>Y</text:span>ou might want to give your controller board a better mDNS name so it’s easier to connect to from your network. <text:s/><text:span text:style-name="T10">At the very least you should </text:span>make a note of the name, <text:span text:style-name="T10">as you’ll need it in a moment. </text:span></text:p>
        </text:list-item>
        <text:list-item>
          <text:p text:style-name="P15"><text:span text:style-name="T10">Now you can save the settings </text:span><text:span text:style-name="T13">by </text:span><text:span text:style-name="T14">clicking “Save &amp; Connect”</text:span><text:span text:style-name="T10">.</text:span></text:p>
        </text:list-item>
        <text:list-item>
          <text:p text:style-name="P18">Connect back to your network with your phone/laptop (usually this happens automatically when the controller board turns off the WLED-AP network.</text:p>
        </text:list-item>
        <text:list-item>
          <text:p text:style-name="P16"><text:span text:style-name="T10">In a web browser, go to the </text:span><text:span text:style-name="T11">name that you made a note of in step 4. </text:span><text:span text:style-name="T15">If you changed the mDNS name you will need to reset the board by pressing the pink reset button for the new name to take effect.</text:span></text:p>
        </text:list-item>
        <text:list-item>
          <text:p text:style-name="P16"><text:span text:style-name="T11">Now you can control the lights as</text:span> before.</text:p>
          <text:p text:style-name="P16"/>
        </text:list-item>
      </text:list>
      <text:p text:style-name="P5">Status Lights</text:p>
      <text:p text:style-name="P7"/>
      <text:p text:style-name="P7">The My B<text:span text:style-name="T16">ike</text:span>’s Got LED controller board has three status lights:</text:p>
      <text:p text:style-name="P7"/>
      <text:list xml:id="list2450087669" text:style-name="L2">
        <text:list-item>
          <text:p text:style-name="P21">WiFi<text:span text:style-name="T12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24"><text:span text:style-name="T7">Network</text:span><text:span text:style-name="T8"> – This shows when the controller has a connection to an MQTT broker, as configured in the “Sync </text:span><text:span text:style-name="T9">Interfaces</text:span><text:span text:style-name="T8">” page </text:span><text:span text:style-name="T9">in the settings.</text:span></text:p>
        </text:list-item>
      </text:list>
      <text:p text:style-name="P6"/>
      <text:p text:style-name="P5"><text:soft-page-break/>Factory Reset</text:p>
      <text:p text:style-name="P7"/>
      <text:p text:style-name="P7">Pressing the “Reset” button on the controller will restart the software. <text:s/>If you hold the reset button down for more than 5 seconds it will perform a factory reset, which clears any settings that you’ve added.</text:p>
      <text:p text:style-name="P6"/>
      <text:p text:style-name="P5">More Information</text:p>
      <text:p text:style-name="P7"/>
      <text:p text:style-name="P19">There’s lots more information about the WLED software available at </text:p>
      <text:p text:style-name="P3"><text:a xlink:type="simple" xlink:href="https://kno.wled.ge/" text:style-name="Internet_20_link" text:visited-style-name="Visited_20_Internet_20_Link"><text:span text:style-name="T3">https://kno.wled.ge/</text:span></text:a></text:p>
      <text:p text:style-name="P22"/>
      <text:p text:style-name="P3"><text:span text:style-name="T6">If you have any other questions, drop us a line at </text:span><text:span text:style-name="T4">info@mcqn.com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5:11:50.018981968</meta:creation-date>
    <dc:date>2022-11-16T10:35:26.504231412</dc:date>
    <meta:editing-duration>PT40M4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31" meta:word-count="550" meta:character-count="2974" meta:non-whitespace-character-count="2460"/>
  </office:meta>
</office:document-meta>
</file>